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5999999999999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06.3592pt" style:use-optimal-column-width="true"/>
    </style:style>
    <style:style style:name="ACOL-2" style:family="table-column">
      <style:table-column-properties style:column-width="21.852pt" style:use-optimal-column-width="true"/>
    </style:style>
    <style:style style:name="ACOL-3" style:family="table-column">
      <style:table-column-properties style:column-width="43.452000000000005pt" style:use-optimal-column-width="true"/>
    </style:style>
    <style:style style:name="ACOL-4" style:family="table-column">
      <style:table-column-properties style:column-width="151.3152pt" style:use-optimal-column-width="true"/>
    </style:style>
    <style:style style:name="ACOL-5" style:family="table-column">
      <style:table-column-properties style:column-width="25.711199999999998pt" style:use-optimal-column-width="true"/>
    </style:style>
    <style:style style:name="ACOL-6" style:family="table-column">
      <style:table-column-properties style:column-width="35.748pt" style:use-optimal-column-width="true"/>
    </style:style>
    <style:style style:name="ACOL-7" style:family="table-column">
      <style:table-column-properties style:column-width="94.392pt" style:use-optimal-column-width="true"/>
    </style:style>
    <style:style style:name="ACOL-8" style:family="table-column">
      <style:table-column-properties style:column-width="22.593600000000002pt" style:use-optimal-column-width="true"/>
    </style:style>
    <style:style style:name="ACOL-9" style:family="table-column">
      <style:table-column-properties style:column-width="34.9488pt" style:use-optimal-column-width="true"/>
    </style:style>
    <style:style style:name="ACOL-10" style:family="table-column"/>
    <style:style style:name="AROW-1" style:family="table-row"/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  <style:style style:name="so-g-2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Base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default-cell-style-name="ACE-2" table:style-name="ACOL-3"/>
        <table:table-column table:style-name="ACOL-4"/>
        <table:table-column table:style-name="ACOL-5"/>
        <table:table-column table:default-cell-style-name="ACE-2" table:style-name="ACOL-6"/>
        <table:table-column table:style-name="ACOL-7"/>
        <table:table-column table:style-name="ACOL-8"/>
        <table:table-column table:default-cell-style-name="ACE-2" table:style-name="ACOL-9"/>
        <table:table-column table:style-name="ACOL-0" table:number-columns-repeated="1015"/>
        <table:table-row table:style-name="AROW-0">
          <table:table-cell table:style-name="ACE-0" office:value-type="string">
            <text:p>Drinks</text:p>
          </table:table-cell>
          <table:table-cell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Apple juice, unsweetened 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2.2000000000000002">
            <text:p>−2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eer, dark 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0.10000000000000001">
            <text:p>−0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eer, light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0.90000000000000002">
            <text:p>0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eer, Pilsner 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0.20000000000000001">
            <text:p>−0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arrot juice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4.7999999999999998">
            <text:p>−4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oca Cola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0.40000000000000002">
            <text:p>0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ocoa, with skimmed milk 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0.40000000000000002">
            <text:p>−0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offee, infusion, 5 min 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1.3999999999999999">
            <text:p>−1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Drinking water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0.10000000000000001">
            <text:p>−0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Espresso, infusion 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2.2999999999999998">
            <text:p>−2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Fruit tea, infusion 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0.29999999999999999">
            <text:p>−0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Grape juice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1">
            <text:p>−1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Grapefruit juice, unsweetened 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1">
            <text:p>−1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Green tea, infusion 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0.29999999999999999">
            <text:p>−0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Herbal tea, infusion 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0.20000000000000001">
            <text:p>−0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Lemon juice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2.5">
            <text:p>−2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Mineral water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1.8">
            <text:p>−1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Orange juice, unsweetened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2.8999999999999999">
            <text:p>−2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Red beet juice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3.8999999999999999">
            <text:p>−3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Red wine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2.3999999999999999">
            <text:p>−2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Tea, Indian, infusion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0.29999999999999999">
            <text:p>−0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Tomato juice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2.7999999999999998">
            <text:p>−2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Vegetable juice (tomato, red beet, carrot) 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3.6000000000000001">
            <text:p>−3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White wine, dry</text:p>
          </table:table-cell>
          <table:table-cell table:style-name="Gnumeric-default" office:value-type="string">
            <text:p>B </text:p>
          </table:table-cell>
          <table:table-cell table:style-name="ACE-2" office:value-type="float" office:value="-1.2">
            <text:p>−1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ACE-0" office:value-type="string">
            <text:p>Fat and oils</text:p>
          </table:table-cell>
          <table:table-cell table:style-name="ACE-0"/>
          <table:table-cell table:style-name="ACE-3"/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utter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0.59999999999999998">
            <text:p>0.6</text:p>
          </table:table-cell>
          <table:table-cell table:number-columns-repeated="2" table:style-name="Gnumeric-default"/>
          <table:table-cell table:style-name="ACE-2"/>
          <table:table-cell table:number-columns-repeated="2" table:style-name="ACE-0"/>
          <table:table-cell table:style-name="ACE-3"/>
          <table:table-cell table:number-columns-repeated="1015" table:style-name="ACE-0"/>
        </table:table-row>
        <table:table-row table:style-name="AROW-0">
          <table:table-cell table:style-name="Gnumeric-default" office:value-type="string">
            <text:p>Margarine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0.5">
            <text:p>−0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Olive oil</text:p>
          </table:table-cell>
          <table:table-cell table:style-name="Gnumeric-default" office:value-type="string">
            <text:p>N</text:p>
          </table:table-cell>
          <table:table-cell table:style-name="ACE-2" office:value-type="float" office:value="0">
            <text:p>0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unflower oil</text:p>
          </table:table-cell>
          <table:table-cell table:style-name="Gnumeric-default" office:value-type="string">
            <text:p>N</text:p>
          </table:table-cell>
          <table:table-cell table:style-name="ACE-2" office:value-type="float" office:value="0">
            <text:p>0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ACE-0" office:value-type="string">
            <text:p>Fish and sea food</text:p>
          </table:table-cell>
          <table:table-cell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arp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15.5">
            <text:p>15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odfish fillet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7.0999999999999996">
            <text:p>7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rab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7.9000000000000004">
            <text:p>7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Eel, smoked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11">
            <text:p>11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Halibut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7.7999999999999998">
            <text:p>7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Herring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7">
            <text:p>7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Matjes herring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8">
            <text:p>8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Mussels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15.300000000000001">
            <text:p>15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Prawn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18.199999999999999">
            <text:p>18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Redfish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10">
            <text:p>10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almon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9.4000000000000004">
            <text:p>9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ardines, in oil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13.5">
            <text:p>13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hellfish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6.7999999999999998">
            <text:p>6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hrimps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7.5999999999999996">
            <text:p>7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ole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7.4000000000000004">
            <text:p>7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Trout, steamed </text:p>
          </table:table-cell>
          <table:table-cell table:style-name="Gnumeric-default" office:value-type="string">
            <text:p>A </text:p>
          </table:table-cell>
          <table:table-cell table:style-name="ACE-2" office:value-type="float" office:value="10.800000000000001">
            <text:p>10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Zander 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7.7999999999999998">
            <text:p>7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 office:value-type="string">
            <text:p>Fruits</text:p>
          </table:table-cell>
          <table:table-cell table:style-name="ACE-0"/>
          <table:table-cell table:style-name="ACE-3"/>
          <table:table-cell table:number-columns-repeated="2" table:style-name="ACE-0"/>
          <table:table-cell table:style-name="ACE-3"/>
          <table:table-cell table:number-columns-repeated="2" table:style-name="ACE-0"/>
          <table:table-cell table:style-name="ACE-3"/>
          <table:table-cell table:number-columns-repeated="1015" table:style-name="ACE-0"/>
        </table:table-row>
        <table:table-row table:style-name="AROW-0">
          <table:table-cell table:style-name="Gnumeric-default" office:value-type="string">
            <text:p>Apple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2.2000000000000002">
            <text:p>−2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Apricot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4.7999999999999998">
            <text:p>−4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anana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5.5">
            <text:p>−5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herries 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3.6000000000000001">
            <text:p>−3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urrant, black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6.5">
            <text:p>−6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Figs, dried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8.100000000000001">
            <text:p>−18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Grapefruit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3.5">
            <text:p>−3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Grape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3.8999999999999999">
            <text:p>−3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Kiwi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4.0999999999999996">
            <text:p>−4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Lemon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2.6000000000000001">
            <text:p>−2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Mango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3.2999999999999998">
            <text:p>−3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Orange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2.7000000000000002">
            <text:p>−2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Peache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2.3999999999999999">
            <text:p>−2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Pear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2.8999999999999999">
            <text:p>−2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Pineapple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2.7000000000000002">
            <text:p>−2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Raisin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21">
            <text:p>−21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trawberrie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2.2000000000000002">
            <text:p>−2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Water melon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.8999999999999999">
            <text:p>−1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 office:value-type="string">
            <text:p>Grains and flour</text:p>
          </table:table-cell>
          <table:table-cell table:style-name="ACE-0"/>
          <table:table-cell table:style-name="ACE-3"/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Amaranth (seeds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7.0999999999999996">
            <text:p>7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arley (whole grain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5">
            <text:p>5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uckwheat (whole grain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3.7000000000000002">
            <text:p>3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orn (whole grain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3.7999999999999998">
            <text:p>3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orn flakes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6">
            <text:p>6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Oat flakes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0.699999999999999">
            <text:p>10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Rice, peele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4.5999999999999996">
            <text:p>4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Rice, unpeele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2.5">
            <text:p>12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Rye flour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4.4000000000000004">
            <text:p>4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Rye wholemeal flour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5.9000000000000004">
            <text:p>5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orghum (whole grain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8.5999999999999996">
            <text:p>8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pelt (unripe spelt whole grain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8.8000000000000007">
            <text:p>8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Unripe spelt, wholemeal flour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8.8000000000000007">
            <text:p>8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Wheat flower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6.9000000000000004">
            <text:p>6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Wheat wholemeal flour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8.1999999999999993">
            <text:p>8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 office:value-type="string">
            <text:p>Pasta</text:p>
          </table:table-cell>
          <table:table-cell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Egg noddles 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6.4000000000000004">
            <text:p>6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Macaroni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6.0999999999999996">
            <text:p>6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paghetti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6.5">
            <text:p>6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paetzle (German dumplings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9.4000000000000004">
            <text:p>9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Whole wheat spaghetti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7.2999999999999998">
            <text:p>7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 office:value-type="string">
            <text:p>Bread</text:p>
          </table:table-cell>
          <table:table-cell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Graham brea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7.2000000000000002">
            <text:p>7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Pumpernickel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4.2000000000000002">
            <text:p>4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Rye brea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4.0999999999999996">
            <text:p>4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Rye crispbrea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3.2999999999999998">
            <text:p>3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Rye mixed brea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4">
            <text:p>4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Wheat brea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.8">
            <text:p>1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Wheat mixed brea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3.7999999999999998">
            <text:p>3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White brea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3.7000000000000002">
            <text:p>3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Whole wheat brea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5.2999999999999998">
            <text:p>5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Zwieback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5.9000000000000004">
            <text:p>5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 office:value-type="string">
            <text:p>Sweets</text:p>
          </table:table-cell>
          <table:table-cell table:style-name="ACE-0"/>
          <table:table-cell table:style-name="ACE-3"/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hocolate, bitter sweat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0.40000000000000002">
            <text:p>0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hocolate, milk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2.3999999999999999">
            <text:p>2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Honey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0.29999999999999999">
            <text:p>−0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Ice cream fruit sorbet, mixed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0.59999999999999998">
            <text:p>−0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Ice cream, milk based, Vanilla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0.59999999999999998">
            <text:p>0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Jam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.5">
            <text:p>−1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Nougat creme (hazelnut)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.3999999999999999">
            <text:p>−1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and cake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3.7000000000000002">
            <text:p>3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ugar, brown cane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.2">
            <text:p>−1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ugar, white</text:p>
          </table:table-cell>
          <table:table-cell table:style-name="Gnumeric-default" office:value-type="string">
            <text:p>N</text:p>
          </table:table-cell>
          <table:table-cell table:style-name="ACE-2" office:value-type="float" office:value="0">
            <text:p>0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 office:value-type="string">
            <text:p>Nuts</text:p>
          </table:table-cell>
          <table:table-cell table:style-name="ACE-0"/>
          <table:table-cell table:style-name="ACE-3"/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Almonds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4.2999999999999998">
            <text:p>4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Hazel nut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2.8399999999999999">
            <text:p>−2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Peanuts, untreate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8.3000000000000007">
            <text:p>8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Pistachio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8.5">
            <text:p>8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Walnuts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6.7999999999999998">
            <text:p>6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 office:value-type="string">
            <text:p>Legumes</text:p>
          </table:table-cell>
          <table:table-cell table:style-name="ACE-0"/>
          <table:table-cell table:style-name="ACE-3"/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eans, green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3.1000000000000001">
            <text:p>−3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Lentils, green an brown, drie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3.5">
            <text:p>3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Peas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.2">
            <text:p>1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 office:value-type="string">
            <text:p>Meats and sausages</text:p>
          </table:table-cell>
          <table:table-cell table:style-name="ACE-0"/>
          <table:table-cell table:style-name="ACE-3"/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eef meat, lean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7.7999999999999998">
            <text:p>7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eef meat, lean and fatty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8.8000000000000007">
            <text:p>8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eer ham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8.3000000000000007">
            <text:p>8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reakfast meat, from cans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0.199999999999999">
            <text:p>10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ervelat sausage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8.9000000000000004">
            <text:p>8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hicken meat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8.6999999999999993">
            <text:p>8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orned beef, from cans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3.199999999999999">
            <text:p>13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Duck (pure muscle meat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8.4000000000000004">
            <text:p>8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Duck (with fat and skin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4.0999999999999996">
            <text:p>4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Frankfurter sausage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6.7000000000000002">
            <text:p>6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Goose (pure muscle meat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3">
            <text:p>13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Hunter’s sausage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7.2000000000000002">
            <text:p>7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Lamb meat (lean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7.5999999999999996">
            <text:p>7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Liver (beef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5.4">
            <text:p>15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Liver (calf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4.199999999999999">
            <text:p>14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Liver (pork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5.699999999999999">
            <text:p>15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Liver sausage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0.6">
            <text:p>10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Pork meat, lean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7.9000000000000004">
            <text:p>7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Rabbit (pure muscle meat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9">
            <text:p>19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alami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1.6">
            <text:p>11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pam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7">
            <text:p>7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Turkey, meat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9.9000000000000004">
            <text:p>9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Veal meat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9">
            <text:p>9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Wiener sausage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7.7000000000000002">
            <text:p>7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 office:value-type="string">
            <text:p>Milk, milk products and eggs</text:p>
          </table:table-cell>
          <table:table-cell table:style-name="ACE-0"/>
          <table:table-cell table:style-name="ACE-3"/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utter cheese (50\% fat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3.199999999999999">
            <text:p>13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utter milk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0.5">
            <text:p>0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amembert, soft cheese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4.6">
            <text:p>14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heddar, red. Fat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26.399999999999999">
            <text:p>26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heese, hard, avg of 4 kinds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9.199999999999999">
            <text:p>19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heese, processe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28.699999999999999">
            <text:p>28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heese, soft, full fat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4.2999999999999998">
            <text:p>4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hicken egg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8.1999999999999993">
            <text:p>8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ottage cheese, full fat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8.6999999999999993">
            <text:p>8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ream, fresh, sour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.2">
            <text:p>1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urd cheese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1.1">
            <text:p>11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Edam cheese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9.399999999999999">
            <text:p>19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Egg white 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.1000000000000001">
            <text:p>1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Egg yolk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23.399999999999999">
            <text:p>23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Emmental, hard (45\% fat)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21.100000000000001">
            <text:p>21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Fresh cheese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0.90000000000000002">
            <text:p>0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Gouda cheese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8.600000000000001">
            <text:p>18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Kefir</text:p>
          </table:table-cell>
          <table:table-cell table:style-name="Gnumeric-default" office:value-type="string">
            <text:p>N</text:p>
          </table:table-cell>
          <table:table-cell table:style-name="ACE-2" office:value-type="float" office:value="0">
            <text:p>0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milk, condense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.1000000000000001">
            <text:p>1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Milk, cow 1.5\%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0.69999999999999996">
            <text:p>0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Milk, whole milk pasteurized and sterilize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0.69999999999999996">
            <text:p>0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Parmigiana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34.200000000000003">
            <text:p>34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Whey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.6000000000000001">
            <text:p>−1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Yogurt, fruit, whole milk base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.2">
            <text:p>1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Yogurt, whole milk based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1.5">
            <text:p>1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 office:value-type="string">
            <text:p>Vegetables</text:p>
          </table:table-cell>
          <table:table-cell table:style-name="ACE-0"/>
          <table:table-cell table:style-name="ACE-3"/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Arugula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7.5">
            <text:p>−7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Asparagu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0.40000000000000002">
            <text:p>−0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ell pepper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.3999999999999999">
            <text:p>−1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roccoli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.2">
            <text:p>−1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russels sprout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4.5">
            <text:p>−4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abbage, green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7.7999999999999998">
            <text:p>−7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arrots, young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4.9000000000000004">
            <text:p>−4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auliflower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4">
            <text:p>−4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elery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5.2000000000000002">
            <text:p>−5.2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ucumber</text:p>
          </table:table-cell>
          <table:table-cell table:style-name="Gnumeric-default" office:value-type="string">
            <text:p>A</text:p>
          </table:table-cell>
          <table:table-cell table:style-name="ACE-2" office:value-type="float" office:value="0.5">
            <text:p>0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Egg plant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3.3999999999999999">
            <text:p>−3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Endives, Chicoree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2">
            <text:p>−2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Fennel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7.9000000000000004">
            <text:p>−7.9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Garlic 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.7">
            <text:p>−1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Kohlrabi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5.5">
            <text:p>−5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Leek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.8">
            <text:p>−1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Lettuce, butterhead, avg of 4 specie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2.5">
            <text:p>−2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Lettuce, cornsalad 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5">
            <text:p>−5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Lettuce, iceberg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0.59999999999999998">
            <text:p>−0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Mushroom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.3999999999999999">
            <text:p>−1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Onion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.5">
            <text:p>−1.5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Pickle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.6000000000000001">
            <text:p>−1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Potatoe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4">
            <text:p>−4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Radishe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3.7000000000000002">
            <text:p>−3.7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auerkraut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3">
            <text:p>−3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oy beans (seeds)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3.3999999999999999">
            <text:p>−3.4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oy milk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0.80000000000000004">
            <text:p>−0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Spinach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4">
            <text:p>−14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Tofu (soy beans, steamed)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0.80000000000000004">
            <text:p>−0.8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Tomatoe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3.1000000000000001">
            <text:p>−3.1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Zucchini, winter squash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4.5999999999999996">
            <text:p>−4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 office:value-type="string">
            <text:p>Herbs and vinegar</text:p>
          </table:table-cell>
          <table:table-cell table:style-name="ACE-0"/>
          <table:table-cell table:style-name="ACE-3"/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Basil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7.2999999999999998">
            <text:p>−7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Chives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5.2999999999999998">
            <text:p>−5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Parsley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2">
            <text:p>−12.0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Vinegar, apple based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2.2999999999999998">
            <text:p>−2.3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>
          <table:table-cell table:style-name="Gnumeric-default" office:value-type="string">
            <text:p>Vinegar, red wine and balsamic</text:p>
          </table:table-cell>
          <table:table-cell table:style-name="Gnumeric-default" office:value-type="string">
            <text:p>B</text:p>
          </table:table-cell>
          <table:table-cell table:style-name="ACE-2" office:value-type="float" office:value="-1.6000000000000001">
            <text:p>−1.6</text:p>
          </table:table-cell>
          <table:table-cell table:number-columns-repeated="2" table:style-name="Gnumeric-default"/>
          <table:table-cell table:style-name="ACE-2"/>
          <table:table-cell table:number-columns-repeated="2" table:style-name="Gnumeric-default"/>
          <table:table-cell table:style-name="ACE-2"/>
          <table:table-cell table:number-columns-repeated="1015" table:style-name="Gnumeric-default"/>
        </table:table-row>
        <table:table-row table:style-name="AROW-0" table:number-rows-repeated="1048355">
          <table:table-cell table:number-columns-repeated="1024"/>
        </table:table-row>
        <table:named-expressions>
          <table:named-expression table:name="Sheet_Title" table:expression="of:=&quot;Base&quot;" table:base-cell-address="$'Base'.$A$1"/>
          <table:named-expression table:name="Print_Area" table:expression="of:=#REF!" table:base-cell-address="$'Base'.$A$1"/>
        </table:named-expressions>
        <gnm:selections gnm:cursor-col="3" gnm:cursor-row="5">
          <gnm:selection gnm:start-col="3" gnm:start-row="5" gnm:end-col="3" gnm:end-row="5"/>
        </gnm:selections>
      </table:table>
      <table:named-expressions>
        <table:named-range table:name="__Anonymous_Sheet_DB__0" table:cell-range-address="$'Base'.$A$216:.$C$221" table:base-cell-address="$'Base'.$A$1"/>
      </table:named-expressions>
      <table:database-ranges>
        <table:database-range table:target-range-address="Base.A216:Base.C2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2.815999999999999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Bas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01-20T05:03:51Z</dc:date>
    <meta:editing-cycles>7</meta:editing-cycles>
    <meta:editing-duration>PT3H41M54S</meta:editing-duration>
    <meta:generator>gnumeric/1.12.51</meta:generator>
  </office:meta>
</office:document-meta>
</file>